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9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381.538402519">
            <text:p>￥107,38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062">
            <text:p>48,06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8062">
            <text:p>￥48,0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062">
            <text:p>48062</text:p>
          </table:table-cell>
          <table:table-cell table:style-name="ce28"/>
          <table:table-cell table:style-name="ce34" table:formula="of:=SUM([.I3:.I6])" office:value-type="currency" office:currency="JPY" office:value="5368.8273907125">
            <text:p>￥5,36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7075395">
            <text:p>2.07075395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915">
            <text:p>￥31,915</text:p>
          </table:table-cell>
          <table:table-cell table:style-name="ce19" table:formula="of:=[.D6]*[.G6]" office:value-type="currency" office:currency="JPY" office:value="107376.54781425">
            <text:p>￥107,37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6445395">
            <text:p>3.36445395</text:p>
          </table:table-cell>
          <table:table-cell table:style-name="ce32" table:formula="of:=[.G6]*[.H$7]" office:value-type="float" office:value="0.1682226975">
            <text:p>0.1682</text:p>
          </table:table-cell>
          <table:table-cell table:style-name="ce35" table:formula="of:=[.H6]*[.D6]" office:value-type="currency" office:currency="JPY" office:value="5368.8273907125">
            <text:p>￥5,368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45.3846006298">
            <text:p>￥26,84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000.099330469">
            <text:p>￥104,00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417">
            <text:p>42,41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2417">
            <text:p>￥42,4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417">
            <text:p>42417</text:p>
          </table:table-cell>
          <table:table-cell table:style-name="ce28"/>
          <table:table-cell table:style-name="ce34" table:formula="of:=SUM([.I3:.I6])" office:value-type="currency" office:currency="JPY" office:value="5199.79470447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4270982">
            <text:p>2.0427098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70">
            <text:p>￥31,170</text:p>
          </table:table-cell>
          <table:table-cell table:style-name="ce19" table:formula="of:=[.D6]*[.G6]" office:value-type="currency" office:currency="JPY" office:value="103995.8940894">
            <text:p>￥103,9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3640982">
            <text:p>3.33640982</text:p>
          </table:table-cell>
          <table:table-cell table:style-name="ce32" table:formula="of:=[.G6]*[.H$7]" office:value-type="float" office:value="0.166820491">
            <text:p>0.1668</text:p>
          </table:table-cell>
          <table:table-cell table:style-name="ce35" table:formula="of:=[.H6]*[.D6]" office:value-type="currency" office:currency="JPY" office:value="5199.79470447">
            <text:p>￥5,199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00.0248326172">
            <text:p>￥26,00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286.824039819">
            <text:p>￥102,28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949">
            <text:p>36,94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949">
            <text:p>￥36,9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949">
            <text:p>36949</text:p>
          </table:table-cell>
          <table:table-cell table:style-name="ce28"/>
          <table:table-cell table:style-name="ce34" table:formula="of:=SUM([.I3:.I6])" office:value-type="currency" office:currency="JPY" office:value="5114.130939937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1909737">
            <text:p>2.01909737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875">
            <text:p>￥30,875</text:p>
          </table:table-cell>
          <table:table-cell table:style-name="ce19" table:formula="of:=[.D6]*[.G6]" office:value-type="currency" office:currency="JPY" office:value="102282.61879875">
            <text:p>￥102,2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1279737">
            <text:p>3.31279737</text:p>
          </table:table-cell>
          <table:table-cell table:style-name="ce32" table:formula="of:=[.G6]*[.H$7]" office:value-type="float" office:value="0.1656398685">
            <text:p>0.1656</text:p>
          </table:table-cell>
          <table:table-cell table:style-name="ce35" table:formula="of:=[.H6]*[.D6]" office:value-type="currency" office:currency="JPY" office:value="5114.1309399375">
            <text:p>￥5,114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571.7060099547">
            <text:p>￥25,5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991.265310169">
            <text:p>￥107,99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576">
            <text:p>31,5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1576">
            <text:p>￥31,5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1576">
            <text:p>31576</text:p>
          </table:table-cell>
          <table:table-cell table:style-name="ce28"/>
          <table:table-cell table:style-name="ce34" table:formula="of:=SUM([.I3:.I6])" office:value-type="currency" office:currency="JPY" office:value="5399.353003455">
            <text:p>￥5,39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9808662">
            <text:p>1.9980866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805">
            <text:p>￥32,805</text:p>
          </table:table-cell>
          <table:table-cell table:style-name="ce19" table:formula="of:=[.D6]*[.G6]" office:value-type="currency" office:currency="JPY" office:value="107987.0600691">
            <text:p>￥107,98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9178662">
            <text:p>3.29178662</text:p>
          </table:table-cell>
          <table:table-cell table:style-name="ce32" table:formula="of:=[.G6]*[.H$7]" office:value-type="float" office:value="0.164589331">
            <text:p>0.1646</text:p>
          </table:table-cell>
          <table:table-cell table:style-name="ce35" table:formula="of:=[.H6]*[.D6]" office:value-type="currency" office:currency="JPY" office:value="5399.353003455">
            <text:p>￥5,39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997.8163275422">
            <text:p>￥26,9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3994.236307669">
            <text:p>￥103,99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901">
            <text:p>25,90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5901">
            <text:p>￥25,9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5901">
            <text:p>25901</text:p>
          </table:table-cell>
          <table:table-cell table:style-name="ce28"/>
          <table:table-cell table:style-name="ce34" table:formula="of:=SUM([.I3:.I6])" office:value-type="currency" office:currency="JPY" office:value="5199.50155333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6770916">
            <text:p>1.96770916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85">
            <text:p>￥31,885</text:p>
          </table:table-cell>
          <table:table-cell table:style-name="ce19" table:formula="of:=[.D6]*[.G6]" office:value-type="currency" office:currency="JPY" office:value="103990.0310666">
            <text:p>￥103,9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6140916">
            <text:p>3.26140916</text:p>
          </table:table-cell>
          <table:table-cell table:style-name="ce32" table:formula="of:=[.G6]*[.H$7]" office:value-type="float" office:value="0.163070458">
            <text:p>0.1631</text:p>
          </table:table-cell>
          <table:table-cell table:style-name="ce35" table:formula="of:=[.H6]*[.D6]" office:value-type="currency" office:currency="JPY" office:value="5199.50155333">
            <text:p>￥5,199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998.5590769173">
            <text:p>￥25,99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591.784939069">
            <text:p>￥98,5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0464">
            <text:p>20,4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0464">
            <text:p>￥20,4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0464">
            <text:p>20464</text:p>
          </table:table-cell>
          <table:table-cell table:style-name="ce28"/>
          <table:table-cell table:style-name="ce34" table:formula="of:=SUM([.I3:.I6])" office:value-type="currency" office:currency="JPY" office:value="4929.3789849">
            <text:p>￥4,9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2811633">
            <text:p>1.9281163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600">
            <text:p>￥30,600</text:p>
          </table:table-cell>
          <table:table-cell table:style-name="ce19" table:formula="of:=[.D6]*[.G6]" office:value-type="currency" office:currency="JPY" office:value="98587.579698">
            <text:p>￥98,5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2181633">
            <text:p>3.22181633</text:p>
          </table:table-cell>
          <table:table-cell table:style-name="ce32" table:formula="of:=[.G6]*[.H$7]" office:value-type="float" office:value="0.1610908165">
            <text:p>0.1611</text:p>
          </table:table-cell>
          <table:table-cell table:style-name="ce35" table:formula="of:=[.H6]*[.D6]" office:value-type="currency" office:currency="JPY" office:value="4929.3789849">
            <text:p>￥4,92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647.9462347672">
            <text:p>￥24,64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08.512265869">
            <text:p>￥97,90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47">
            <text:p>10,14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147">
            <text:p>￥10,14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47">
            <text:p>10147</text:p>
          </table:table-cell>
          <table:table-cell table:style-name="ce28"/>
          <table:table-cell table:style-name="ce34" table:formula="of:=SUM([.I3:.I6])" office:value-type="currency" office:currency="JPY" office:value="4895.21535124">
            <text:p>￥4,89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5232529">
            <text:p>1.85232529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20">
            <text:p>￥31,120</text:p>
          </table:table-cell>
          <table:table-cell table:style-name="ce19" table:formula="of:=[.D6]*[.G6]" office:value-type="currency" office:currency="JPY" office:value="97904.3070248">
            <text:p>￥97,9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4602529">
            <text:p>3.14602529</text:p>
          </table:table-cell>
          <table:table-cell table:style-name="ce32" table:formula="of:=[.G6]*[.H$7]" office:value-type="float" office:value="0.1573012645">
            <text:p>0.1573</text:p>
          </table:table-cell>
          <table:table-cell table:style-name="ce35" table:formula="of:=[.H6]*[.D6]" office:value-type="currency" office:currency="JPY" office:value="4895.21535124">
            <text:p>￥4,89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77.1280664672">
            <text:p>￥24,4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2.484765069">
            <text:p>￥9,54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033">
            <text:p>5,0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033">
            <text:p>￥5,0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033">
            <text:p>5033</text:p>
          </table:table-cell>
          <table:table-cell table:style-name="ce28"/>
          <table:table-cell table:style-name="ce34" table:formula="of:=SUM([.I3:.I6])" office:value-type="currency" office:currency="JPY" office:value="476.9139762">
            <text:p>￥47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0817952">
            <text:p>1.8081795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75">
            <text:p>￥3,075</text:p>
          </table:table-cell>
          <table:table-cell table:style-name="ce19" table:formula="of:=[.D6]*[.G6]" office:value-type="currency" office:currency="JPY" office:value="9538.279524">
            <text:p>￥9,53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0187952">
            <text:p>3.10187952</text:p>
          </table:table-cell>
          <table:table-cell table:style-name="ce32" table:formula="of:=[.G6]*[.H$7]" office:value-type="float" office:value="0.155093976">
            <text:p>0.1551</text:p>
          </table:table-cell>
          <table:table-cell table:style-name="ce35" table:formula="of:=[.H6]*[.D6]" office:value-type="currency" office:currency="JPY" office:value="476.9139762">
            <text:p>￥476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5.62119126725">
            <text:p>￥2,3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2018/09/01</text:date>, <text:time>19:43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9-01T19:43:25</dc:date>
    <dc:creator>鈴木 豊樹</dc:creator>
    <meta:editing-duration>PT6H19M20S</meta:editing-duration>
    <meta:editing-cycles>69</meta:editing-cycles>
    <meta:generator>OpenOffice/4.1.5$Unix OpenOffice.org_project/415m1$Build-9789</meta:generator>
    <meta:document-statistic meta:table-count="56" meta:cell-count="3760" meta:object-count="0"/>
  </office:meta>
</office:document-meta>
</file>